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276cm" draw:marker-end-width="0.276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051cm" draw:fill="solid" draw:fill-color="#ffff0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808080" draw:fill="solid" draw:fill-color="#ffff0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999999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999999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ff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ff" draw:marker-end="Arrow" draw:marker-end-width="0.153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ff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008000" draw:marker-end="Arrow" draw:marker-end-width="0.153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80808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Ultrafine_20_Dashed" svg:stroke-width="0.051cm" svg:stroke-color="#80808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8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80808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80808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svg:stroke-color="#0000ff" draw:marker-end="Arrow" draw:marker-end-width="0.153cm" draw:fill="none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ff0000" draw:marker-end="Arrow" draw:marker-end-width="0.153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ff0000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008000" draw:marker-end="Arrow" draw:marker-end-width="0.153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style:paragraph-properties fo:text-align="start"/>
      <style:text-properties fo:color="#0000ff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start"/>
      <style:text-properties fo:color="#00ae00" fo:font-size="12pt" style:font-size-asian="12pt" style:font-size-complex="12pt"/>
    </style:style>
    <style:style style:name="P9" style:family="paragraph">
      <style:paragraph-properties fo:text-align="center"/>
      <style:text-properties fo:color="#0000ff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text-properties fo:color="#0000ff"/>
    </style:style>
    <style:style style:name="P13" style:family="paragraph">
      <style:text-properties fo:color="#008000"/>
    </style:style>
    <style:style style:name="P14" style:family="paragraph">
      <style:text-properties fo:color="#ff000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ae00"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0000ff"/>
    </style:style>
    <style:style style:name="T9" style:family="text">
      <style:text-properties fo:color="#008000"/>
    </style:style>
    <style:style style:name="T10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67cm" svg:height="17.145cm" svg:x="11.16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635cm" svg:x="11.16cm" svg:y="9.89cm">
          <text:p text:style-name="P1"><text:span text:style-name="T1">Main Fram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5.4cm" svg:height="1.27cm" svg:x="11.795cm" svg:y="10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14.605cm" svg:x="11.795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32cm" svg:height="14.605cm" svg:x="16.875cm" svg:y="11.7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45cm" svg:height="0.635cm" svg:x="11.795cm" svg:y="10.525cm">
          <text:p text:style-name="P1"><text:span text:style-name="T1">Menu Ba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0.635cm" svg:x="11.795cm" svg:y="11.795cm">
          <text:p text:style-name="P1"><text:span text:style-name="T1">Control Pane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0.635cm" svg:x="16.875cm" svg:y="11.795cm">
          <text:p text:style-name="P1"><text:span text:style-name="T1">Workflow Pane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3.81cm" svg:height="1.27cm" svg:x="12.43cm" svg:y="12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5" draw:layer="layout" svg:width="3.81cm" svg:height="5.715cm" svg:x="12.43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7" draw:layer="layout" svg:width="3.81cm" svg:height="6.35cm" svg:x="12.43cm" svg:y="19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23" draw:layer="layout" svg:width="19.05cm" svg:height="1.27cm" svg:x="17.51cm" svg:y="12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05cm" svg:height="12.065cm" svg:x="17.51cm" svg:y="13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1.27cm" svg:x="12.43cm" svg:y="13.7cm">
          <text:p text:style-name="P1"><text:span text:style-name="T1">Control finished </text:span></text:p>
          <text:p text:style-name="P1"><text:span text:style-name="T1">Jobs Pane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1.27cm" svg:x="12.43cm" svg:y="19.415cm">
          <text:p text:style-name="P1"><text:span text:style-name="T1">Control running </text:span></text:p>
          <text:p text:style-name="P1"><text:span text:style-name="T1">Jobs Pane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0.635cm" svg:x="12.43cm" svg:y="12.43cm">
          <text:p text:style-name="P1"><text:span text:style-name="T1">Control Options Pane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45cm" svg:height="0.635cm" svg:x="17.51cm" svg:y="12.43cm">
          <text:p text:style-name="P1"><text:span text:style-name="T1">Workflow Options Pane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0.635cm" svg:x="17.51cm" svg:y="13.7cm">
          <text:p text:style-name="P1"><text:span text:style-name="T1">Workflow Main Pane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6.67cm" svg:height="1.27cm" svg:x="11.16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45cm" svg:height="0.635cm" svg:x="11.16cm" svg:y="2.905cm">
          <text:p text:style-name="P1"><text:span text:style-name="T1">Menu 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175cm" svg:height="1.27cm" svg:x="11.16cm" svg:y="3.54cm">
          <text:p text:style-name="P1"><text:span text:style-name="T2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175cm" svg:height="1.27cm" svg:x="14.335cm" svg:y="3.54cm">
          <text:p text:style-name="P1"><text:span text:style-name="T2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175cm" svg:height="1.27cm" svg:x="17.51cm" svg:y="3.54cm">
          <text:p text:style-name="P1"><text:span text:style-name="T2">He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3.175cm" svg:height="2.54cm" svg:x="11.16cm" svg:y="4.81cm"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175cm" svg:height="1.27cm" svg:x="14.335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175cm" svg:height="1.27cm" svg:x="17.51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175cm" svg:height="0.635cm" svg:x="11.16cm" svg:y="4.81cm">
          <text:p text:style-name="P5"><text:span text:style-name="T1">New Jo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175cm" svg:height="0.635cm" svg:x="11.16cm" svg:y="5.445cm">
          <text:p text:style-name="P5"><text:span text:style-name="T1">Open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175cm" svg:height="0.635cm" svg:x="11.16cm" svg:y="6.08cm">
          <text:p text:style-name="P5"><text:span text:style-name="T1">Save 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175cm" svg:height="0.635cm" svg:x="11.16cm" svg:y="7.35cm">
          <text:p text:style-name="P5"><text:span text:style-name="T1">EX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175cm" svg:height="0.635cm" svg:x="14.335cm" svg:y="4.81cm">
          <text:p text:style-name="P5"><text:span text:style-name="T1">Fo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id="id1" draw:layer="layout" svg:width="3.175cm" svg:height="0.635cm" svg:x="14.335cm" svg:y="5.445cm">
          <text:p text:style-name="P5"><text:span text:style-name="T4">Prefer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3.175cm" svg:height="0.635cm" svg:x="17.51cm" svg:y="4.81cm">
          <text:p text:style-name="P5"><text:span text:style-name="T4">He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3.175cm" svg:height="0.635cm" svg:x="17.51cm" svg:y="5.445cm">
          <text:p text:style-name="P5"><text:span text:style-name="T4">Ab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id="id2" draw:layer="layout" svg:width="3.81cm" svg:height="3.175cm" svg:x="22.59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5.922cm" svg:y1="6.08cm" svg:x2="24.495cm" svg:y2="8.62cm" draw:start-shape="id1" draw:start-glue-point="2" draw:end-shape="id2" draw:end-glue-point="2" svg:d="m15922 6080v3065h8573v-525">
          <text:p/>
        </draw:connector>
        <draw:custom-shape draw:style-name="gr10" draw:text-style-name="P2" draw:id="id19" draw:layer="layout" svg:width="3.81cm" svg:height="0.635cm" svg:x="22.59cm" svg:y="6.08cm">
          <text:p text:style-name="P1"><text:span text:style-name="T1">Select Job Fol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175cm" svg:height="0.635cm" svg:x="11.16cm" svg:y="6.715cm">
          <text:p text:style-name="P5"><text:span text:style-name="T1">S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.81cm" svg:height="1.27cm" svg:x="3.54cm" svg:y="10.5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id="id4" draw:layer="layout" svg:width="3.81cm" svg:height="0.635cm" svg:x="3.54cm" svg:y="9.89cm">
          <text:p text:style-name="P1"><text:span text:style-name="T1">Control Options Pane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15" draw:layer="layout" svg:width="1.27cm" svg:height="1.27cm" svg:x="3.54cm" svg:y="10.525cm">
          <text:p text:style-name="P1"><text:span text:style-name="T1">New</text:span></text:p>
          <text:p text:style-name="P1"><text:span text:style-name="T1"><text:s/></text:span><text:span text:style-name="T1">Job</text:span></text:p>
          <text:p text:style-name="P1"><text:span text:style-name="T1"><text:s/></text:span><text:span text:style-name="T1">Butt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18" draw:layer="layout" svg:width="1.27cm" svg:height="1.27cm" svg:x="4.81cm" svg:y="10.525cm">
          <text:p text:style-name="P1"><text:span text:style-name="T1">Open</text:span></text:p>
          <text:p text:style-name="P1"><text:span text:style-name="T1">Butt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6.08cm" svg:y="10.525cm">
          <text:p text:style-name="P1"><text:span text:style-name="T1">Save</text:span></text:p>
          <text:p text:style-name="P1"><text:span text:style-name="T1">Butt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81cm" svg:height="5.08cm" svg:x="3.54cm" svg:y="14.3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id="id6" draw:layer="layout" svg:width="2.54cm" svg:height="1.27cm" svg:x="3.54cm" svg:y="13.065cm">
          <text:p text:style-name="P1"><text:span text:style-name="T1">Control finished </text:span></text:p>
          <text:p text:style-name="P1"><text:span text:style-name="T1">Jobs Pane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id="id22" draw:layer="layout" svg:width="3.175cm" svg:height="3.81cm" svg:x="3.54cm" svg:y="14.335cm">
          <text:p text:style-name="P5"><text:span text:style-name="T5">Job1</text:span></text:p>
          <text:p text:style-name="P5"><text:span text:style-name="T5">Job2</text:span></text:p>
          <text:p text:style-name="P5"><text:span text:style-name="T5">.</text:span></text:p>
          <text:p text:style-name="P5"><text:span text:style-name="T5">.</text:span></text:p>
          <text:p text:style-name="P5"><text:span text:style-name="T5">.</text:span></text:p>
          <text:p text:style-name="P5"><text:span text:style-name="T5">Job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3.81cm" svg:x="6.715cm" svg:y="14.3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id="id20" draw:layer="layout" svg:width="0.84cm" svg:height="1.899cm" svg:x="6.599cm" svg:y="15.3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54cm" svg:height="1.27cm" svg:x="4.175cm" svg:y="18.145cm">
          <text:p text:style-name="P1"><text:span text:style-name="T1">Delete Job</text:span></text:p>
          <text:p text:style-name="P1"><text:span text:style-name="T1">Butt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8" draw:layer="layout" svg:width="2.54cm" svg:height="1.27cm" svg:x="3.54cm" svg:y="20.05cm">
          <text:p text:style-name="P1"><text:span text:style-name="T1">Control running </text:span></text:p>
          <text:p text:style-name="P1"><text:span text:style-name="T1">Jobs Pane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175cm" svg:height="3.81cm" svg:x="3.54cm" svg:y="21.32cm">
          <text:p text:style-name="P5"><text:span text:style-name="T5">Job1</text:span></text:p>
          <text:p text:style-name="P5"><text:span text:style-name="T5">Job2</text:span></text:p>
          <text:p text:style-name="P5"><text:span text:style-name="T5">.</text:span></text:p>
          <text:p text:style-name="P5"><text:span text:style-name="T5">.</text:span></text:p>
          <text:p text:style-name="P5"><text:span text:style-name="T5">.</text:span></text:p>
          <text:p text:style-name="P5"><text:span text:style-name="T5">Job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3.81cm" svg:x="6.715cm" svg:y="21.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1.27cm" svg:x="4.175cm" svg:y="25.13cm">
          <text:p text:style-name="P1"><text:span text:style-name="T1">Abort Job</text:span></text:p>
          <text:p text:style-name="P1"><text:span text:style-name="T1">Butt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5.08cm" svg:x="3.54cm" svg:y="21.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id="id21" draw:layer="layout" svg:width="0.84cm" svg:height="1.899cm" svg:x="6.599cm" svg:y="22.078cm">
          <text:p/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2.43cm" svg:y1="13.065cm" svg:x2="7.35cm" svg:y2="10.207cm" draw:start-shape="id3" draw:end-shape="id4" draw:end-glue-point="1" svg:d="m12430 13065h-2540v-2858h-2540">
          <text:p/>
        </draw:connector>
        <draw:connector draw:style-name="gr14" draw:text-style-name="P1" draw:layer="layout" svg:x1="12.43cm" svg:y1="16.557cm" svg:x2="6.08cm" svg:y2="13.7cm" draw:start-shape="id5" draw:start-glue-point="3" draw:end-shape="id6" draw:end-glue-point="1" svg:d="m12430 16557h-3175v-2857h-3175">
          <text:p/>
        </draw:connector>
        <draw:connector draw:style-name="gr14" draw:text-style-name="P1" draw:layer="layout" svg:x1="12.43cm" svg:y1="22.59cm" svg:x2="6.08cm" svg:y2="20.685cm" draw:start-shape="id7" draw:start-glue-point="3" draw:end-shape="id8" draw:end-glue-point="1" svg:d="m12430 22590h-3175v-1905h-3175">
          <text:p/>
        </draw:connector>
        <draw:custom-shape draw:style-name="gr11" draw:text-style-name="P1" draw:id="id10" draw:layer="layout" svg:width="14.605cm" svg:height="8.89cm" svg:x="17.51cm" svg:y="28.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0.635cm" svg:x="17.51cm" svg:y="28.305cm">
          <text:p text:style-name="P1"><text:span text:style-name="T1">Workflow Main Panel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id="id12" draw:layer="layout" svg:width="14.605cm" svg:height="8.89cm" svg:x="17.51cm" svg:y="39.7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0.635cm" svg:x="17.51cm" svg:y="39.1cm">
          <text:p text:style-name="P1"><text:span text:style-name="T1">Workflow Main Panel</text:span></text:p>
          <draw:enhanced-geometry svg:viewBox="0 0 21600 21600" draw:type="rectangle" draw:enhanced-path="M 0 0 L 21600 0 21600 21600 0 21600 0 0 Z N"/>
        </draw:custom-shape>
        <draw:frame draw:style-name="gr15" draw:id="id16" draw:layer="layout" svg:width="5.022cm" svg:height="1.723cm" svg:x="11.853cm" svg:y="28.94cm">
          <draw:text-box>
            <text:p>A) </text:p>
            <text:p>Job Submission</text:p>
          </draw:text-box>
        </draw:frame>
        <draw:frame draw:style-name="gr15" draw:id="id17" draw:layer="layout" svg:width="5.513cm" svg:height="1.723cm" svg:x="11.795cm" svg:y="39.735cm">
          <draw:text-box>
            <text:p>B) </text:p>
            <text:p>Data visualization</text:p>
          </draw:text-box>
        </draw:frame>
        <draw:custom-shape draw:style-name="gr16" draw:text-style-name="P4" draw:layer="layout" svg:width="5.08cm" svg:height="0.635cm" svg:x="20.05cm" svg:y="30.21cm">
          <text:p text:style-name="P1"><text:span text:style-name="T3">Load Alignment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175cm" svg:height="0.635cm" svg:x="26.4cm" svg:y="30.21cm">
          <text:p text:style-name="P1"><text:span text:style-name="T1">Show/Edit Alignm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.08cm" svg:height="0.635cm" svg:x="20.05cm" svg:y="31.48cm">
          <text:p text:style-name="P1"><text:span text:style-name="T3">Load Tree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.08cm" svg:height="0.635cm" svg:x="20.05cm" svg:y="32.75cm">
          <text:p text:style-name="P1"><text:span text:style-name="T3">Load Reads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175cm" svg:height="0.635cm" svg:x="26.4cm" svg:y="32.75cm">
          <text:p text:style-name="P1"><text:span text:style-name="T1">Cluster Checkbox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1.43cm" svg:height="0.635cm" svg:x="20.05cm" svg:y="34.02cm">
          <text:p text:style-name="P1"><text:span text:style-name="T1">Alignment datatyp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1.43cm" svg:height="0.635cm" svg:x="20.05cm" svg:y="35.29cm">
          <text:p text:style-name="P1"><text:span text:style-name="T1">Fast/Bootstrap/Heuristics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1.43cm" svg:height="0.635cm" svg:x="20.05cm" svg:y="36.56cm">
          <text:p text:style-name="P1"><text:span text:style-name="T1">Jobname (default random id)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id="id11" draw:layer="layout" svg:width="14.605cm" svg:height="8.89cm" svg:x="34.02cm" svg:y="28.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0.635cm" svg:x="34.02cm" svg:y="28.305cm">
          <text:p text:style-name="P1"><text:span text:style-name="T1">Workflow Main Panel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.08cm" svg:height="0.635cm" svg:x="36.56cm" svg:y="30.21cm">
          <text:p text:style-name="P1"><text:span text:style-name="T3">Load Alignment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175cm" svg:height="0.635cm" svg:x="42.91cm" svg:y="30.21cm">
          <text:p text:style-name="P1"><text:span text:style-name="T1">Show/Edit Alignm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.08cm" svg:height="0.635cm" svg:x="36.56cm" svg:y="31.48cm">
          <text:p text:style-name="P1"><text:span text:style-name="T3">Load Tree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.08cm" svg:height="0.635cm" svg:x="36.56cm" svg:y="32.75cm">
          <text:p text:style-name="P1"><text:span text:style-name="T3">Load Reads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175cm" svg:height="0.635cm" svg:x="42.91cm" svg:y="32.75cm">
          <text:p text:style-name="P1"><text:span text:style-name="T1">Cluster Checkbox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1.43cm" svg:height="0.635cm" svg:x="36.56cm" svg:y="34.02cm">
          <text:p text:style-name="P1"><text:span text:style-name="T1">Alignment datatyp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1.43cm" svg:height="0.635cm" svg:x="36.56cm" svg:y="35.29cm">
          <text:p text:style-name="P1"><text:span text:style-name="T1">Fast/Bootstrap/Heuristics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1.43cm" svg:height="0.635cm" svg:x="36.56cm" svg:y="36.56cm">
          <text:p text:style-name="P1"><text:span text:style-name="T1">Jobname (default random id)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905cm" svg:height="1.27cm" svg:x="17.51cm" svg:y="28.94cm">
          <text:p text:style-name="P1"><text:span text:style-name="T2">SGA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905cm" svg:height="1.27cm" svg:x="34.02cm" svg:y="28.94cm">
          <text:p text:style-name="P1"><text:span text:style-name="T2">MGA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id="id9" draw:layer="layout" svg:width="13.97cm" svg:height="6.985cm" svg:x="20.05cm" svg:y="16.24cm">
          <text:p/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27.035cm" svg:y1="23.225cm" svg:x2="24.812cm" svg:y2="28.94cm" draw:start-shape="id9" draw:start-glue-point="2" draw:end-shape="id10" svg:d="m27035 23225v2857h-2223v2858">
          <text:p/>
        </draw:connector>
        <draw:connector draw:style-name="gr14" draw:text-style-name="P1" draw:layer="layout" svg:x1="27.035cm" svg:y1="23.225cm" svg:x2="41.322cm" svg:y2="28.94cm" draw:start-shape="id9" draw:start-glue-point="2" draw:end-shape="id11" svg:d="m27035 23225v2857h14287v2858">
          <text:p/>
        </draw:connector>
        <draw:connector draw:style-name="gr14" draw:text-style-name="P1" draw:layer="layout" draw:line-skew="-3.81cm" svg:x1="27.035cm" svg:y1="23.225cm" svg:x2="32.115cm" svg:y2="44.18cm" draw:start-shape="id9" draw:start-glue-point="2" draw:end-shape="id12" draw:end-glue-point="1" svg:d="m27035 23225v4445h5605v16510h-525">
          <text:p/>
        </draw:connector>
        <draw:custom-shape draw:style-name="gr11" draw:text-style-name="P1" draw:layer="layout" svg:width="8.89cm" svg:height="1.27cm" svg:x="40.37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445cm" svg:height="0.635cm" svg:x="40.37cm" svg:y="11.795cm">
          <text:p text:style-name="P1"><text:span text:style-name="T1">Workflow Options Pa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layer="layout" svg:width="1.187cm" svg:height="1.012cm" svg:x="38.548cm" svg:y="12.053cm">
          <draw:text-box>
            <text:p>A)</text:p>
          </draw:text-box>
        </draw:frame>
        <draw:custom-shape draw:style-name="gr19" draw:text-style-name="P3" draw:id="id24" draw:layer="layout" svg:width="1.905cm" svg:height="1.27cm" svg:x="40.37cm" svg:y="12.43cm">
          <text:p text:style-name="P1"><text:span text:style-name="T2">SG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1.905cm" svg:height="1.27cm" svg:x="42.275cm" svg:y="12.43cm">
          <text:p text:style-name="P1"><text:span text:style-name="T2">MG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8.89cm" svg:height="1.27cm" svg:x="40.287cm" svg:y="16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445cm" svg:height="0.635cm" svg:x="40.287cm" svg:y="15.605cm">
          <text:p text:style-name="P1"><text:span text:style-name="T1">Workflow Options Pa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layer="layout" svg:width="1.187cm" svg:height="1.012cm" svg:x="38.465cm" svg:y="15.863cm">
          <draw:text-box>
            <text:p>B)</text:p>
          </draw:text-box>
        </draw:frame>
        <draw:custom-shape draw:style-name="gr19" draw:text-style-name="P2" draw:id="id25" draw:layer="layout" svg:width="1.905cm" svg:height="1.27cm" svg:x="40.287cm" svg:y="16.24cm">
          <text:p text:style-name="P1"><text:span text:style-name="T1">Select</text:span></text:p>
          <text:p text:style-name="P1"><text:span text:style-name="T1">Result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.905cm" svg:height="1.27cm" svg:x="44.18cm" svg:y="16.24cm">
          <text:p text:style-name="P1"><text:span text:style-name="T1">Redo </text:span><text:span text:style-name="T1"><text:line-break/></text:span><text:span text:style-name="T1">PhyloX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9" draw:id="id13" draw:layer="layout" svg:width="1.905cm" svg:height="1.27cm" svg:x="46.085cm" svg:y="16.24cm">
          <text:p text:style-name="P1"><text:span text:style-name="T4">Show in</text:span></text:p>
          <text:p text:style-name="P1"><text:span text:style-name="T4">Treevie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3.335cm" svg:height="7.62cm" svg:x="18.145cm" svg:y="40.37cm">
          <text:p text:style-name="P1">Show/Edit<text:line-break/>Resultfile Selected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635cm" svg:height="7.62cm" svg:x="30.845cm" svg:y="40.3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84cm" svg:height="1.899cm" svg:x="30.738cm" svg:y="42.2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905cm" svg:height="1.27cm" svg:x="42.275cm" svg:y="16.24cm">
          <text:p text:style-name="P1"><text:span text:style-name="T1">Save 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id="id14" draw:layer="layout" svg:width="10.16cm" svg:height="6.35cm" svg:x="35.29cm" svg:y="18.78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47.037cm" svg:y1="17.51cm" svg:x2="45.45cm" svg:y2="21.955cm" draw:start-shape="id13" draw:start-glue-point="2" draw:end-shape="id14" draw:end-glue-point="1" svg:d="m47037 17510v4445h-1587">
          <text:p/>
        </draw:connector>
        <draw:custom-shape draw:style-name="gr10" draw:text-style-name="P10" draw:layer="layout" svg:width="3.175cm" svg:height="0.635cm" svg:x="35.29cm" svg:y="18.78cm">
          <text:p text:style-name="P1"><text:span text:style-name="T6">Treeviewer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line-skew="-0.744cm" svg:x1="3.54cm" svg:y1="11.16cm" svg:x2="11.853cm" svg:y2="29.801cm" draw:start-shape="id15" draw:start-glue-point="3" draw:end-shape="id16" draw:end-glue-point="3" svg:d="m3540 11160h-1270v18641h9583">
          <text:p/>
        </draw:connector>
        <draw:connector draw:style-name="gr22" draw:text-style-name="P1" draw:layer="layout" draw:line-skew="-4.201cm" svg:x1="2.917cm" svg:y1="12.415cm" svg:x2="11.795cm" svg:y2="40.596cm" draw:end-shape="id17" draw:end-glue-point="3" svg:d="m2917 12415h-12v28181h8890">
          <text:p/>
        </draw:connector>
        <draw:connector draw:style-name="gr23" draw:text-style-name="P1" draw:layer="layout" svg:x1="2.917cm" svg:y1="12.416cm" svg:x2="5.445cm" svg:y2="11.795cm" draw:end-shape="id18" draw:end-glue-point="2" svg:d="m2917 12416v-47h2528v-574">
          <text:p/>
        </draw:connector>
        <draw:connector draw:style-name="gr22" draw:text-style-name="P1" draw:layer="layout" draw:line-skew="-4.49cm" svg:x1="22.59cm" svg:y1="6.397cm" svg:x2="7.439cm" svg:y2="16.332cm" draw:start-shape="id19" draw:start-glue-point="3" draw:end-shape="id20" svg:d="m22590 6397h-12065v9935h-3086">
          <text:p/>
        </draw:connector>
        <draw:connector draw:style-name="gr22" draw:text-style-name="P1" draw:layer="layout" draw:line-skew="1.285cm" svg:x1="10.515cm" svg:y1="16.316cm" svg:x2="7.439cm" svg:y2="23.027cm" draw:end-shape="id21" draw:end-glue-point="1" svg:d="m10515 16316h10v6711h-3086">
          <text:p/>
        </draw:connector>
        <draw:connector draw:style-name="gr22" draw:text-style-name="P1" draw:layer="layout" svg:x1="3.54cm" svg:y1="16.24cm" svg:x2="2.849cm" svg:y2="16.249cm" draw:start-shape="id22" draw:start-glue-point="3" svg:d="m3540 16240h-609v9h-82">
          <text:p/>
        </draw:connector>
        <draw:connector draw:style-name="gr24" draw:text-style-name="P1" draw:layer="layout" svg:x1="36.56cm" svg:y1="13.065cm" svg:x2="40.37cm" svg:y2="13.065cm" draw:start-shape="id23" draw:start-glue-point="1" draw:end-shape="id24" draw:end-glue-point="3" svg:d="m36560 13065h3810">
          <text:p/>
        </draw:connector>
        <draw:connector draw:style-name="gr24" draw:text-style-name="P1" draw:layer="layout" svg:x1="36.56cm" svg:y1="13.065cm" svg:x2="40.287cm" svg:y2="16.875cm" draw:start-shape="id23" draw:start-glue-point="1" draw:end-shape="id25" draw:end-glue-point="3" svg:d="m36560 13065h1863v3810h1864">
          <text:p/>
        </draw:connector>
        <draw:custom-shape draw:style-name="gr5" draw:text-style-name="P11" draw:layer="layout" svg:width="7.62cm" svg:height="1.905cm" svg:x="1cm" svg:y="1cm">
          <text:p text:style-name="P1"><text:span text:style-name="T7">RAxML Workbench 1.0</text:span></text:p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2.804cm" svg:height="1.012cm" svg:x="1.371cm" svg:y="3.163cm">
          <draw:text-box>
            <text:p><text:span text:style-name="T8">PopUps</text:span></text:p>
          </draw:text-box>
        </draw:frame>
        <draw:frame draw:style-name="gr15" draw:text-style-name="P13" draw:layer="layout" svg:width="2.77cm" svg:height="1.012cm" svg:x="1.357cm" svg:y="4.294cm">
          <draw:text-box>
            <text:p><text:span text:style-name="T9">Content</text:span></text:p>
          </draw:text-box>
        </draw:frame>
        <draw:frame draw:style-name="gr15" draw:text-style-name="P14" draw:layer="layout" svg:width="4.595cm" svg:height="1.012cm" svg:x="1.346cm" svg:y="5.376cm">
          <draw:text-box>
            <text:p><text:span text:style-name="T10">Dependenc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09T10:37:51</meta:creation-date>
    <dc:date>2011-03-14T15:52:40</dc:date>
    <meta:editing-duration>PT02H41M41S</meta:editing-duration>
    <meta:editing-cycles>16</meta:editing-cycles>
    <meta:generator>OpenOffice.org/3.2$Unix OpenOffice.org_project/320m12$Build-9483</meta:generator>
    <meta:document-statistic meta:object-count="118"/>
  </office:meta>
</office:document-meta>
</file>